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1c2" officeooo:paragraph-rsid="001391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kogiri::XML::NodeSet</text:p>
      <text:p text:style-name="P1">length</text:p>
      <text:p text:style-name="P1">[]</text:p>
      <text:p text:style-name="P1">slice</text:p>
      <text:p text:style-name="P1">push</text:p>
      <text:p text:style-name="P1">|</text:p>
      <text:p text:style-name="P1">-</text:p>
      <text:p text:style-name="P1">unlink</text:p>
      <text:p text:style-name="P1">to_a</text:p>
      <text:p text:style-name="P1">dup</text:p>
      <text:p text:style-name="P1">delete</text:p>
      <text:p text:style-name="P1">&amp;</text:p>
      <text:p text:style-name="P1">include?</text:p>
      <text:p text:style-name="P1">document</text:p>
      <text:p text:style-name="P1">document=</text:p>
      <text:p text:style-name="P1">first</text:p>
      <text:p text:style-name="P1">last</text:p>
      <text:p text:style-name="P1">empty?</text:p>
      <text:p text:style-name="P1">index</text:p>
      <text:p text:style-name="P1">before</text:p>
      <text:p text:style-name="P1">after</text:p>
      <text:p text:style-name="P1">&lt;&lt;</text:p>
      <text:p text:style-name="P1">remove</text:p>
      <text:p text:style-name="P1">css</text:p>
      <text:p text:style-name="P1">xpath</text:p>
      <text:p text:style-name="P1">&gt;</text:p>
      <text:p text:style-name="P1">at</text:p>
      <text:p text:style-name="P1">%</text:p>
      <text:p text:style-name="P1">filter</text:p>
      <text:p text:style-name="P1">add_class</text:p>
      <text:p text:style-name="P1">remove_class</text:p>
      <text:p text:style-name="P1">attr</text:p>
      <text:p text:style-name="P1">set</text:p>
      <text:p text:style-name="P1">attribute</text:p>
      <text:p text:style-name="P1">remove_attr</text:p>
      <text:p text:style-name="P1">each</text:p>
      <text:p text:style-name="P1">inner_text</text:p>
      <text:p text:style-name="P1">text</text:p>
      <text:p text:style-name="P1">inner_html</text:p>
      <text:p text:style-name="P1">wrap</text:p>
      <text:p text:style-name="P1">to_s</text:p>
      <text:p text:style-name="P1">to_html</text:p>
      <text:p text:style-name="P1">to_xhtml</text:p>
      <text:p text:style-name="P1">to_xml</text:p>
      <text:p text:style-name="P1">size</text:p>
      <text:p text:style-name="P1">to_ary</text:p>
      <text:p text:style-name="P1">pop</text:p>
      <text:p text:style-name="P1">shift</text:p>
      <text:p text:style-name="P1">==</text:p>
      <text:p text:style-name="P1"><text:soft-page-break/>children</text:p>
      <text:p text:style-name="P1">reverse</text:p>
      <text:p text:style-name="P1">inspect</text:p>
      <text:p text:style-name="P1">+</text:p>
      <text:p text:style-name="P1">entries</text:p>
      <text:p text:style-name="P1">to_h</text:p>
      <text:p text:style-name="P1">sort</text:p>
      <text:p text:style-name="P1">sort_by</text:p>
      <text:p text:style-name="P1">grep</text:p>
      <text:p text:style-name="P1">count</text:p>
      <text:p text:style-name="P1">find</text:p>
      <text:p text:style-name="P1">detect</text:p>
      <text:p text:style-name="P1">find_index</text:p>
      <text:p text:style-name="P1">find_all</text:p>
      <text:p text:style-name="P1">select</text:p>
      <text:p text:style-name="P1">reject</text:p>
      <text:p text:style-name="P1">collect</text:p>
      <text:p text:style-name="P1">map</text:p>
      <text:p text:style-name="P1">flat_map</text:p>
      <text:p text:style-name="P1">collect_concat</text:p>
      <text:p text:style-name="P1">inject</text:p>
      <text:p text:style-name="P1">reduce</text:p>
      <text:p text:style-name="P1">partition</text:p>
      <text:p text:style-name="P1">group_by</text:p>
      <text:p text:style-name="P1">all?</text:p>
      <text:p text:style-name="P1">any?</text:p>
      <text:p text:style-name="P1">one?</text:p>
      <text:p text:style-name="P1">none?</text:p>
      <text:p text:style-name="P1">min</text:p>
      <text:p text:style-name="P1">max</text:p>
      <text:p text:style-name="P1">minmax</text:p>
      <text:p text:style-name="P1">min_by</text:p>
      <text:p text:style-name="P1">max_by</text:p>
      <text:p text:style-name="P1">minmax_by</text:p>
      <text:p text:style-name="P1">member?</text:p>
      <text:p text:style-name="P1">each_with_index</text:p>
      <text:p text:style-name="P1">reverse_each</text:p>
      <text:p text:style-name="P1">each_entry</text:p>
      <text:p text:style-name="P1">each_slice</text:p>
      <text:p text:style-name="P1">each_cons</text:p>
      <text:p text:style-name="P1">each_with_object</text:p>
      <text:p text:style-name="P1">zip</text:p>
      <text:p text:style-name="P1">take</text:p>
      <text:p text:style-name="P1">take_while</text:p>
      <text:p text:style-name="P1">drop</text:p>
      <text:p text:style-name="P1">drop_while</text:p>
      <text:p text:style-name="P1">cycle</text:p>
      <text:p text:style-name="P1">chunk</text:p>
      <text:p text:style-name="P1">slice_before</text:p>
      <text:p text:style-name="P1"><text:soft-page-break/>slice_after</text:p>
      <text:p text:style-name="P1">slice_when</text:p>
      <text:p text:style-name="P1">lazy</text:p>
      <text:p text:style-name="P1">to_set</text:p>
      <text:p text:style-name="P1">search</text:p>
      <text:p text:style-name="P1">/</text:p>
      <text:p text:style-name="P1">at_css</text:p>
      <text:p text:style-name="P1">at_xpath</text:p>
      <text:p text:style-name="P1">dclone</text:p>
      <text:p text:style-name="P1">nil?</text:p>
      <text:p text:style-name="P1">===</text:p>
      <text:p text:style-name="P1">=~</text:p>
      <text:p text:style-name="P1">!~</text:p>
      <text:p text:style-name="P1">eql?</text:p>
      <text:p text:style-name="P1">hash</text:p>
      <text:p text:style-name="P1">&lt;=&gt;</text:p>
      <text:p text:style-name="P1">class</text:p>
      <text:p text:style-name="P1">singleton_class</text:p>
      <text:p text:style-name="P1">clone</text:p>
      <text:p text:style-name="P1">itself</text:p>
      <text:p text:style-name="P1">taint</text:p>
      <text:p text:style-name="P1">tainted?</text:p>
      <text:p text:style-name="P1">untaint</text:p>
      <text:p text:style-name="P1">untrust</text:p>
      <text:p text:style-name="P1">untrusted?</text:p>
      <text:p text:style-name="P1">trust</text:p>
      <text:p text:style-name="P1">freeze</text:p>
      <text:p text:style-name="P1">frozen?</text:p>
      <text:p text:style-name="P1">methods</text:p>
      <text:p text:style-name="P1">singleton_methods</text:p>
      <text:p text:style-name="P1">protected_methods</text:p>
      <text:p text:style-name="P1">private_methods</text:p>
      <text:p text:style-name="P1">public_methods</text:p>
      <text:p text:style-name="P1">instance_variables</text:p>
      <text:p text:style-name="P1">instance_variable_get</text:p>
      <text:p text:style-name="P1">instance_variable_set</text:p>
      <text:p text:style-name="P1">instance_variable_defined?</text:p>
      <text:p text:style-name="P1">remove_instance_variable</text:p>
      <text:p text:style-name="P1">instance_of?</text:p>
      <text:p text:style-name="P1">kind_of?</text:p>
      <text:p text:style-name="P1">is_a?</text:p>
      <text:p text:style-name="P1">tap</text:p>
      <text:p text:style-name="P1">send</text:p>
      <text:p text:style-name="P1">public_send</text:p>
      <text:p text:style-name="P1">respond_to?</text:p>
      <text:p text:style-name="P1">extend</text:p>
      <text:p text:style-name="P1">display</text:p>
      <text:p text:style-name="P1">method</text:p>
      <text:p text:style-name="P1">public_method</text:p>
      <text:p text:style-name="P1"><text:soft-page-break/>singleton_method</text:p>
      <text:p text:style-name="P1">define_singleton_method</text:p>
      <text:p text:style-name="P1">object_id</text:p>
      <text:p text:style-name="P1">to_enum</text:p>
      <text:p text:style-name="P1">enum_for</text:p>
      <text:p text:style-name="P1">equal?</text:p>
      <text:p text:style-name="P1">!</text:p>
      <text:p text:style-name="P1">!=</text:p>
      <text:p text:style-name="P1">instance_eval</text:p>
      <text:p text:style-name="P1">instance_exec</text:p>
      <text:p text:style-name="P1">__send__</text:p>
      <text:p text:style-name="P1">__id__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21:28:30.916034300</meta:creation-date>
    <dc:date>2015-02-03T21:37:58.076367503</dc:date>
    <meta:editing-duration>P0D</meta:editing-duration>
    <meta:editing-cycles>1</meta:editing-cycles>
    <meta:document-statistic meta:table-count="0" meta:image-count="0" meta:object-count="0" meta:page-count="4" meta:paragraph-count="159" meta:word-count="159" meta:character-count="1307" meta:non-whitespace-character-count="1149"/>
    <meta:generator>LibreOffice/4.2.7.2$Linux_X86_64 LibreOffice_project/420m0$Build-2</meta:generator>
  </office:meta>
</office:document-meta>
</file>